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81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02in"/>
    </style:style>
    <style:style style:name="co5" style:family="table-column">
      <style:table-column-properties fo:break-before="auto" style:column-width="1.5161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089in"/>
    </style:style>
    <style:style style:name="co9" style:family="table-column">
      <style:table-column-properties fo:break-before="auto" style:column-width="1.3417in"/>
    </style:style>
    <style:style style:name="co10" style:family="table-column">
      <style:table-column-properties fo:break-before="auto" style:column-width="0.9591in"/>
    </style:style>
    <style:style style:name="co11" style:family="table-column">
      <style:table-column-properties fo:break-before="auto" style:column-width="1.3953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</office:automatic-styles>
  <office:body>
    <office:spreadsheet>
      <table:calculation-settings table:automatic-find-labels="false" table:use-regular-expressions="false" table:use-wildcards="true"/>
      <table:table table:name="test_sh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reference_time</text:p>
          </table:table-cell>
          <table:table-cell table:style-name="Default" office:value-type="string" calcext:value-type="string">
            <text:p>value_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measurement_uni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location_id</text:p>
          </table:table-cell>
        </table:table-row>
        <table:table-row table:style-name="ro1">
          <table:table-cell table:number-columns-repeated="2" office:value-type="date" office:date-value="2022-01-01" calcext:value-type="date">
            <text:p>2022-01-0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1:00:00" calcext:value-type="date">
            <text:p>2022-01-01T01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2:00:00" calcext:value-type="date">
            <text:p>2022-01-01T02:00: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3:00:00" calcext:value-type="date">
            <text:p>2022-01-01T03:00: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4:00:00" calcext:value-type="date">
            <text:p>2022-01-01T04:00: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5:00:00" calcext:value-type="date">
            <text:p>2022-01-01T05:00: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6:00:00" calcext:value-type="date">
            <text:p>2022-01-01T06:00:0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7:00:00" calcext:value-type="date">
            <text:p>2022-01-01T07:00: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8:00:00" calcext:value-type="date">
            <text:p>2022-01-01T08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9:00:00" calcext:value-type="date">
            <text:p>2022-01-01T09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0:00:00" calcext:value-type="date">
            <text:p>2022-01-01T10:00: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1:00:00" calcext:value-type="date">
            <text:p>2022-01-01T11:00: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2:00:00" calcext:value-type="date">
            <text:p>2022-01-01T12:00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3:00:00" calcext:value-type="date">
            <text:p>2022-01-01T13:00:0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4:00:00" calcext:value-type="date">
            <text:p>2022-01-01T14:00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5:00:00" calcext:value-type="date">
            <text:p>2022-01-01T15:00: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6:00:00" calcext:value-type="date">
            <text:p>2022-01-01T16:00: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7:00:00" calcext:value-type="date">
            <text:p>2022-01-01T17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8:00:00" calcext:value-type="date">
            <text:p>2022-01-01T18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9:00:00" calcext:value-type="date">
            <text:p>2022-01-01T19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0:00:00" calcext:value-type="date">
            <text:p>2022-01-01T2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1:00:00" calcext:value-type="date">
            <text:p>2022-01-01T21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2:00:00" calcext:value-type="date">
            <text:p>2022-01-01T22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3:00:00" calcext:value-type="date">
            <text:p>2022-01-01T23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table:number-columns-repeated="2" office:value-type="date" office:date-value="2022-01-01T01:00:00" calcext:value-type="date">
            <text:p>2022-01-01T01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2:00:00" calcext:value-type="date">
            <text:p>2022-01-01T02:00: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3:00:00" calcext:value-type="date">
            <text:p>2022-01-01T03:00: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4:00:00" calcext:value-type="date">
            <text:p>2022-01-01T04:00: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5:00:00" calcext:value-type="date">
            <text:p>2022-01-01T05:00: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6:00:00" calcext:value-type="date">
            <text:p>2022-01-01T06:00:0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7:00:00" calcext:value-type="date">
            <text:p>2022-01-01T07:00: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8:00:00" calcext:value-type="date">
            <text:p>2022-01-01T08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9:00:00" calcext:value-type="date">
            <text:p>2022-01-01T09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0:00:00" calcext:value-type="date">
            <text:p>2022-01-01T10:00: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1:00:00" calcext:value-type="date">
            <text:p>2022-01-01T11:00: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2:00:00" calcext:value-type="date">
            <text:p>2022-01-01T12:00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3:00:00" calcext:value-type="date">
            <text:p>2022-01-01T13:00:0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4:00:00" calcext:value-type="date">
            <text:p>2022-01-01T14:00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5:00:00" calcext:value-type="date">
            <text:p>2022-01-01T15:00: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6:00:00" calcext:value-type="date">
            <text:p>2022-01-01T16:00: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7:00:00" calcext:value-type="date">
            <text:p>2022-01-01T17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8:00:00" calcext:value-type="date">
            <text:p>2022-01-01T18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9:00:00" calcext:value-type="date">
            <text:p>2022-01-01T19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0:00:00" calcext:value-type="date">
            <text:p>2022-01-01T2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1:00:00" calcext:value-type="date">
            <text:p>2022-01-01T21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2:00:00" calcext:value-type="date">
            <text:p>2022-01-01T22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3:00:00" calcext:value-type="date">
            <text:p>2022-01-01T23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2" calcext:value-type="date">
            <text:p>2022-01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table:number-columns-repeated="2" office:value-type="date" office:date-value="2022-01-01T02:00:00" calcext:value-type="date">
            <text:p>2022-01-01T02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3:00:00" calcext:value-type="date">
            <text:p>2022-01-01T03:00: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4:00:00" calcext:value-type="date">
            <text:p>2022-01-01T04:00: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5:00:00" calcext:value-type="date">
            <text:p>2022-01-01T05:00: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6:00:00" calcext:value-type="date">
            <text:p>2022-01-01T06:00: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7:00:00" calcext:value-type="date">
            <text:p>2022-01-01T07:00:0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8:00:00" calcext:value-type="date">
            <text:p>2022-01-01T08:00: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9:00:00" calcext:value-type="date">
            <text:p>2022-01-01T09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0:00:00" calcext:value-type="date">
            <text:p>2022-01-01T10:00:0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1:00:00" calcext:value-type="date">
            <text:p>2022-01-01T11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2:00:00" calcext:value-type="date">
            <text:p>2022-01-01T12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3:00:00" calcext:value-type="date">
            <text:p>2022-01-01T13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4:00:00" calcext:value-type="date">
            <text:p>2022-01-01T14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5:00:00" calcext:value-type="date">
            <text:p>2022-01-01T15: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6:00:00" calcext:value-type="date">
            <text:p>2022-01-01T16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7:00:00" calcext:value-type="date">
            <text:p>2022-01-01T17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8:00:00" calcext:value-type="date">
            <text:p>2022-01-01T18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9:00:00" calcext:value-type="date">
            <text:p>2022-01-01T19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0:00:00" calcext:value-type="date">
            <text:p>2022-01-01T2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1:00:00" calcext:value-type="date">
            <text:p>2022-01-01T21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2:00:00" calcext:value-type="date">
            <text:p>2022-01-01T22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3:00:00" calcext:value-type="date">
            <text:p>2022-01-01T23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2" calcext:value-type="date">
            <text:p>2022-01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2" calcext:value-type="date">
            <text:p>2022-01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table:number-columns-repeated="2" office:value-type="date" office:date-value="2022-01-01" calcext:value-type="date">
            <text:p>2022-01-01T00:00:00</text:p>
          </table:table-cell>
          <table:table-cell table:formula="of:=ROUND([.C2]+10+RAND();2)" office:value-type="float" office:value="10.08" calcext:value-type="float">
            <text:p>10.0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1:00:00" calcext:value-type="date">
            <text:p>2022-01-01T01:00:00</text:p>
          </table:table-cell>
          <table:table-cell table:formula="of:=ROUND([.C3]+10+RAND();2)" office:value-type="float" office:value="10.63" calcext:value-type="float">
            <text:p>10.6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2:00:00" calcext:value-type="date">
            <text:p>2022-01-01T02:00:00</text:p>
          </table:table-cell>
          <table:table-cell table:formula="of:=ROUND([.C4]+10+RAND();2)" office:value-type="float" office:value="10.94" calcext:value-type="float">
            <text:p>10.9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3:00:00" calcext:value-type="date">
            <text:p>2022-01-01T03:00:00</text:p>
          </table:table-cell>
          <table:table-cell table:formula="of:=ROUND([.C5]+10+RAND();2)" office:value-type="float" office:value="11.14" calcext:value-type="float">
            <text:p>11.1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4:00:00" calcext:value-type="date">
            <text:p>2022-01-01T04:00:00</text:p>
          </table:table-cell>
          <table:table-cell table:formula="of:=ROUND([.C6]+10+RAND();2)" office:value-type="float" office:value="10.94" calcext:value-type="float">
            <text:p>10.9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5:00:00" calcext:value-type="date">
            <text:p>2022-01-01T05:00:00</text:p>
          </table:table-cell>
          <table:table-cell table:formula="of:=ROUND([.C7]+10+RAND();2)" office:value-type="float" office:value="10.6" calcext:value-type="float">
            <text:p>1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6:00:00" calcext:value-type="date">
            <text:p>2022-01-01T06:00:00</text:p>
          </table:table-cell>
          <table:table-cell table:formula="of:=ROUND([.C8]+10+RAND();2)" office:value-type="float" office:value="10.82" calcext:value-type="float">
            <text:p>10.8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7:00:00" calcext:value-type="date">
            <text:p>2022-01-01T07:00:00</text:p>
          </table:table-cell>
          <table:table-cell table:formula="of:=ROUND([.C9]+10+RAND();2)" office:value-type="float" office:value="11.56" calcext:value-type="float">
            <text:p>11.5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8:00:00" calcext:value-type="date">
            <text:p>2022-01-01T08:00:00</text:p>
          </table:table-cell>
          <table:table-cell table:formula="of:=ROUND([.C10]+10+RAND();2)" office:value-type="float" office:value="11.57" calcext:value-type="float">
            <text:p>11.5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9:00:00" calcext:value-type="date">
            <text:p>2022-01-01T09:00:00</text:p>
          </table:table-cell>
          <table:table-cell table:formula="of:=ROUND([.C11]+10+RAND();2)" office:value-type="float" office:value="11.37" calcext:value-type="float">
            <text:p>11.3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0:00:00" calcext:value-type="date">
            <text:p>2022-01-01T10:00:00</text:p>
          </table:table-cell>
          <table:table-cell table:formula="of:=ROUND([.C12]+10+RAND();2)" office:value-type="float" office:value="11.84" calcext:value-type="float">
            <text:p>11.8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1:00:00" calcext:value-type="date">
            <text:p>2022-01-01T11:00:00</text:p>
          </table:table-cell>
          <table:table-cell table:formula="of:=ROUND([.C13]+10+RAND();2)" office:value-type="float" office:value="13.61" calcext:value-type="float">
            <text:p>13.6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2:00:00" calcext:value-type="date">
            <text:p>2022-01-01T12:00:00</text:p>
          </table:table-cell>
          <table:table-cell table:formula="of:=ROUND([.C14]+10+RAND();2)" office:value-type="float" office:value="14.75" calcext:value-type="float">
            <text:p>14.7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3:00:00" calcext:value-type="date">
            <text:p>2022-01-01T13:00:00</text:p>
          </table:table-cell>
          <table:table-cell table:formula="of:=ROUND([.C15]+10+RAND();2)" office:value-type="float" office:value="15.24" calcext:value-type="float">
            <text:p>15.2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4:00:00" calcext:value-type="date">
            <text:p>2022-01-01T14:00:00</text:p>
          </table:table-cell>
          <table:table-cell table:formula="of:=ROUND([.C16]+10+RAND();2)" office:value-type="float" office:value="14.11" calcext:value-type="float">
            <text:p>14.1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5:00:00" calcext:value-type="date">
            <text:p>2022-01-01T15:00:00</text:p>
          </table:table-cell>
          <table:table-cell table:formula="of:=ROUND([.C17]+10+RAND();2)" office:value-type="float" office:value="13.52" calcext:value-type="float">
            <text:p>13.5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6:00:00" calcext:value-type="date">
            <text:p>2022-01-01T16:00:00</text:p>
          </table:table-cell>
          <table:table-cell table:formula="of:=ROUND([.C18]+10+RAND();2)" office:value-type="float" office:value="12.54" calcext:value-type="float">
            <text:p>12.5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7:00:00" calcext:value-type="date">
            <text:p>2022-01-01T17:00:00</text:p>
          </table:table-cell>
          <table:table-cell table:formula="of:=ROUND([.C19]+10+RAND();2)" office:value-type="float" office:value="11.64" calcext:value-type="float">
            <text:p>11.6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8:00:00" calcext:value-type="date">
            <text:p>2022-01-01T18:00:00</text:p>
          </table:table-cell>
          <table:table-cell table:formula="of:=ROUND([.C20]+10+RAND();2)" office:value-type="float" office:value="10.52" calcext:value-type="float">
            <text:p>10.5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9:00:00" calcext:value-type="date">
            <text:p>2022-01-01T19:00:00</text:p>
          </table:table-cell>
          <table:table-cell table:formula="of:=ROUND([.C21]+10+RAND();2)" office:value-type="float" office:value="10.81" calcext:value-type="float">
            <text:p>10.8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0:00:00" calcext:value-type="date">
            <text:p>2022-01-01T20:00:00</text:p>
          </table:table-cell>
          <table:table-cell table:formula="of:=ROUND([.C22]+10+RAND();2)" office:value-type="float" office:value="10.94" calcext:value-type="float">
            <text:p>10.9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1:00:00" calcext:value-type="date">
            <text:p>2022-01-01T21:00:00</text:p>
          </table:table-cell>
          <table:table-cell table:formula="of:=ROUND([.C23]+10+RAND();2)" office:value-type="float" office:value="10.25" calcext:value-type="float">
            <text:p>10.2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2:00:00" calcext:value-type="date">
            <text:p>2022-01-01T22:00:00</text:p>
          </table:table-cell>
          <table:table-cell table:formula="of:=ROUND([.C24]+10+RAND();2)" office:value-type="float" office:value="10.29" calcext:value-type="float">
            <text:p>10.2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3:00:00" calcext:value-type="date">
            <text:p>2022-01-01T23:00:00</text:p>
          </table:table-cell>
          <table:table-cell table:formula="of:=ROUND([.C25]+10+RAND();2)" office:value-type="float" office:value="10.8" calcext:value-type="float">
            <text:p>1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table:number-columns-repeated="2" office:value-type="date" office:date-value="2022-01-01T01:00:00" calcext:value-type="date">
            <text:p>2022-01-01T01:00:00</text:p>
          </table:table-cell>
          <table:table-cell table:formula="of:=ROUND([.C26]+10+RAND();2)" office:value-type="float" office:value="10.55" calcext:value-type="float">
            <text:p>10.5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2:00:00" calcext:value-type="date">
            <text:p>2022-01-01T02:00:00</text:p>
          </table:table-cell>
          <table:table-cell table:formula="of:=ROUND([.C27]+10+RAND();2)" office:value-type="float" office:value="11.09" calcext:value-type="float">
            <text:p>11.0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3:00:00" calcext:value-type="date">
            <text:p>2022-01-01T03:00:00</text:p>
          </table:table-cell>
          <table:table-cell table:formula="of:=ROUND([.C28]+10+RAND();2)" office:value-type="float" office:value="11.13" calcext:value-type="float">
            <text:p>11.1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4:00:00" calcext:value-type="date">
            <text:p>2022-01-01T04:00:00</text:p>
          </table:table-cell>
          <table:table-cell table:formula="of:=ROUND([.C29]+10+RAND();2)" office:value-type="float" office:value="10.6" calcext:value-type="float">
            <text:p>1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5:00:00" calcext:value-type="date">
            <text:p>2022-01-01T05:00:00</text:p>
          </table:table-cell>
          <table:table-cell table:formula="of:=ROUND([.C30]+10+RAND();2)" office:value-type="float" office:value="11.21" calcext:value-type="float">
            <text:p>11.2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6:00:00" calcext:value-type="date">
            <text:p>2022-01-01T06:00:00</text:p>
          </table:table-cell>
          <table:table-cell table:formula="of:=ROUND([.C31]+10+RAND();2)" office:value-type="float" office:value="11.05" calcext:value-type="float">
            <text:p>11.0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7:00:00" calcext:value-type="date">
            <text:p>2022-01-01T07:00:00</text:p>
          </table:table-cell>
          <table:table-cell table:formula="of:=ROUND([.C32]+10+RAND();2)" office:value-type="float" office:value="11.1" calcext:value-type="float">
            <text:p>11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8:00:00" calcext:value-type="date">
            <text:p>2022-01-01T08:00:00</text:p>
          </table:table-cell>
          <table:table-cell table:formula="of:=ROUND([.C33]+10+RAND();2)" office:value-type="float" office:value="11.24" calcext:value-type="float">
            <text:p>11.2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9:00:00" calcext:value-type="date">
            <text:p>2022-01-01T09:00:00</text:p>
          </table:table-cell>
          <table:table-cell table:formula="of:=ROUND([.C34]+10+RAND();2)" office:value-type="float" office:value="11.27" calcext:value-type="float">
            <text:p>11.2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0:00:00" calcext:value-type="date">
            <text:p>2022-01-01T10:00:00</text:p>
          </table:table-cell>
          <table:table-cell table:formula="of:=ROUND([.C35]+10+RAND();2)" office:value-type="float" office:value="11.86" calcext:value-type="float">
            <text:p>11.8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1:00:00" calcext:value-type="date">
            <text:p>2022-01-01T11:00:00</text:p>
          </table:table-cell>
          <table:table-cell table:formula="of:=ROUND([.C36]+10+RAND();2)" office:value-type="float" office:value="12.91" calcext:value-type="float">
            <text:p>12.9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2:00:00" calcext:value-type="date">
            <text:p>2022-01-01T12:00:00</text:p>
          </table:table-cell>
          <table:table-cell table:formula="of:=ROUND([.C37]+10+RAND();2)" office:value-type="float" office:value="13.98" calcext:value-type="float">
            <text:p>13.9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3:00:00" calcext:value-type="date">
            <text:p>2022-01-01T13:00:00</text:p>
          </table:table-cell>
          <table:table-cell table:formula="of:=ROUND([.C38]+10+RAND();2)" office:value-type="float" office:value="15.05" calcext:value-type="float">
            <text:p>15.0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4:00:00" calcext:value-type="date">
            <text:p>2022-01-01T14:00:00</text:p>
          </table:table-cell>
          <table:table-cell table:formula="of:=ROUND([.C39]+10+RAND();2)" office:value-type="float" office:value="14.07" calcext:value-type="float">
            <text:p>14.0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5:00:00" calcext:value-type="date">
            <text:p>2022-01-01T15:00:00</text:p>
          </table:table-cell>
          <table:table-cell table:formula="of:=ROUND([.C40]+10+RAND();2)" office:value-type="float" office:value="13.48" calcext:value-type="float">
            <text:p>13.4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6:00:00" calcext:value-type="date">
            <text:p>2022-01-01T16:00:00</text:p>
          </table:table-cell>
          <table:table-cell table:formula="of:=ROUND([.C41]+10+RAND();2)" office:value-type="float" office:value="12.67" calcext:value-type="float">
            <text:p>12.6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7:00:00" calcext:value-type="date">
            <text:p>2022-01-01T17:00:00</text:p>
          </table:table-cell>
          <table:table-cell table:formula="of:=ROUND([.C42]+10+RAND();2)" office:value-type="float" office:value="11.33" calcext:value-type="float">
            <text:p>11.3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8:00:00" calcext:value-type="date">
            <text:p>2022-01-01T18:00:00</text:p>
          </table:table-cell>
          <table:table-cell table:formula="of:=ROUND([.C43]+10+RAND();2)" office:value-type="float" office:value="10.88" calcext:value-type="float">
            <text:p>10.8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9:00:00" calcext:value-type="date">
            <text:p>2022-01-01T19:00:00</text:p>
          </table:table-cell>
          <table:table-cell table:formula="of:=ROUND([.C44]+10+RAND();2)" office:value-type="float" office:value="10.5" calcext:value-type="float">
            <text:p>10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0:00:00" calcext:value-type="date">
            <text:p>2022-01-01T20:00:00</text:p>
          </table:table-cell>
          <table:table-cell table:formula="of:=ROUND([.C45]+10+RAND();2)" office:value-type="float" office:value="10.59" calcext:value-type="float">
            <text:p>10.5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1:00:00" calcext:value-type="date">
            <text:p>2022-01-01T21:00:00</text:p>
          </table:table-cell>
          <table:table-cell table:formula="of:=ROUND([.C46]+10+RAND();2)" office:value-type="float" office:value="10.66" calcext:value-type="float">
            <text:p>10.6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2:00:00" calcext:value-type="date">
            <text:p>2022-01-01T22:00:00</text:p>
          </table:table-cell>
          <table:table-cell table:formula="of:=ROUND([.C47]+10+RAND();2)" office:value-type="float" office:value="10.54" calcext:value-type="float">
            <text:p>10.5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3:00:00" calcext:value-type="date">
            <text:p>2022-01-01T23:00:00</text:p>
          </table:table-cell>
          <table:table-cell table:formula="of:=ROUND([.C48]+10+RAND();2)" office:value-type="float" office:value="10.69" calcext:value-type="float">
            <text:p>10.6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2" calcext:value-type="date">
            <text:p>2022-01-02T00:00:00</text:p>
          </table:table-cell>
          <table:table-cell table:formula="of:=ROUND([.C49]+10+RAND();2)" office:value-type="float" office:value="10.8" calcext:value-type="float">
            <text:p>1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table:number-columns-repeated="2" office:value-type="date" office:date-value="2022-01-01T02:00:00" calcext:value-type="date">
            <text:p>2022-01-01T02:00:00</text:p>
          </table:table-cell>
          <table:table-cell table:formula="of:=ROUND([.C50]+10+RAND();2)" office:value-type="float" office:value="10.46" calcext:value-type="float">
            <text:p>10.4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3:00:00" calcext:value-type="date">
            <text:p>2022-01-01T03:00:00</text:p>
          </table:table-cell>
          <table:table-cell table:formula="of:=ROUND([.C51]+10+RAND();2)" office:value-type="float" office:value="10.38" calcext:value-type="float">
            <text:p>10.3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4:00:00" calcext:value-type="date">
            <text:p>2022-01-01T04:00:00</text:p>
          </table:table-cell>
          <table:table-cell table:formula="of:=ROUND([.C52]+10+RAND();2)" office:value-type="float" office:value="10.53" calcext:value-type="float">
            <text:p>10.5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5:00:00" calcext:value-type="date">
            <text:p>2022-01-01T05:00:00</text:p>
          </table:table-cell>
          <table:table-cell table:formula="of:=ROUND([.C53]+10+RAND();2)" office:value-type="float" office:value="10.55" calcext:value-type="float">
            <text:p>10.5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6:00:00" calcext:value-type="date">
            <text:p>2022-01-01T06:00:00</text:p>
          </table:table-cell>
          <table:table-cell table:formula="of:=ROUND([.C54]+10+RAND();2)" office:value-type="float" office:value="10.85" calcext:value-type="float">
            <text:p>10.8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7:00:00" calcext:value-type="date">
            <text:p>2022-01-01T07:00:00</text:p>
          </table:table-cell>
          <table:table-cell table:formula="of:=ROUND([.C55]+10+RAND();2)" office:value-type="float" office:value="10.87" calcext:value-type="float">
            <text:p>10.8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8:00:00" calcext:value-type="date">
            <text:p>2022-01-01T08:00:00</text:p>
          </table:table-cell>
          <table:table-cell table:formula="of:=ROUND([.C56]+10+RAND();2)" office:value-type="float" office:value="11.5" calcext:value-type="float">
            <text:p>11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9:00:00" calcext:value-type="date">
            <text:p>2022-01-01T09:00:00</text:p>
          </table:table-cell>
          <table:table-cell table:formula="of:=ROUND([.C57]+10+RAND();2)" office:value-type="float" office:value="11.1" calcext:value-type="float">
            <text:p>11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0:00:00" calcext:value-type="date">
            <text:p>2022-01-01T10:00:00</text:p>
          </table:table-cell>
          <table:table-cell table:formula="of:=ROUND([.C58]+10+RAND();2)" office:value-type="float" office:value="11.54" calcext:value-type="float">
            <text:p>11.5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1:00:00" calcext:value-type="date">
            <text:p>2022-01-01T11:00:00</text:p>
          </table:table-cell>
          <table:table-cell table:formula="of:=ROUND([.C59]+10+RAND();2)" office:value-type="float" office:value="11.16" calcext:value-type="float">
            <text:p>11.1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2:00:00" calcext:value-type="date">
            <text:p>2022-01-01T12:00:00</text:p>
          </table:table-cell>
          <table:table-cell table:formula="of:=ROUND([.C60]+10+RAND();2)" office:value-type="float" office:value="12.51" calcext:value-type="float">
            <text:p>12.5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3:00:00" calcext:value-type="date">
            <text:p>2022-01-01T13:00:00</text:p>
          </table:table-cell>
          <table:table-cell table:formula="of:=ROUND([.C61]+10+RAND();2)" office:value-type="float" office:value="13.68" calcext:value-type="float">
            <text:p>13.6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4:00:00" calcext:value-type="date">
            <text:p>2022-01-01T14:00:00</text:p>
          </table:table-cell>
          <table:table-cell table:formula="of:=ROUND([.C62]+10+RAND();2)" office:value-type="float" office:value="14.37" calcext:value-type="float">
            <text:p>14.3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5:00:00" calcext:value-type="date">
            <text:p>2022-01-01T15:00:00</text:p>
          </table:table-cell>
          <table:table-cell table:formula="of:=ROUND([.C63]+10+RAND();2)" office:value-type="float" office:value="15.46" calcext:value-type="float">
            <text:p>15.4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6:00:00" calcext:value-type="date">
            <text:p>2022-01-01T16:00:00</text:p>
          </table:table-cell>
          <table:table-cell table:formula="of:=ROUND([.C64]+10+RAND();2)" office:value-type="float" office:value="14.36" calcext:value-type="float">
            <text:p>14.3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7:00:00" calcext:value-type="date">
            <text:p>2022-01-01T17:00:00</text:p>
          </table:table-cell>
          <table:table-cell table:formula="of:=ROUND([.C65]+10+RAND();2)" office:value-type="float" office:value="13.85" calcext:value-type="float">
            <text:p>13.8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8:00:00" calcext:value-type="date">
            <text:p>2022-01-01T18:00:00</text:p>
          </table:table-cell>
          <table:table-cell table:formula="of:=ROUND([.C66]+10+RAND();2)" office:value-type="float" office:value="12.8" calcext:value-type="float">
            <text:p>12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9:00:00" calcext:value-type="date">
            <text:p>2022-01-01T19:00:00</text:p>
          </table:table-cell>
          <table:table-cell table:formula="of:=ROUND([.C67]+10+RAND();2)" office:value-type="float" office:value="11.91" calcext:value-type="float">
            <text:p>11.9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0:00:00" calcext:value-type="date">
            <text:p>2022-01-01T20:00:00</text:p>
          </table:table-cell>
          <table:table-cell table:formula="of:=ROUND([.C68]+10+RAND();2)" office:value-type="float" office:value="10.62" calcext:value-type="float">
            <text:p>10.6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1:00:00" calcext:value-type="date">
            <text:p>2022-01-01T21:00:00</text:p>
          </table:table-cell>
          <table:table-cell table:formula="of:=ROUND([.C69]+10+RAND();2)" office:value-type="float" office:value="10.12" calcext:value-type="float">
            <text:p>10.1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2:00:00" calcext:value-type="date">
            <text:p>2022-01-01T22:00:00</text:p>
          </table:table-cell>
          <table:table-cell table:formula="of:=ROUND([.C70]+10+RAND();2)" office:value-type="float" office:value="10.38" calcext:value-type="float">
            <text:p>10.3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3:00:00" calcext:value-type="date">
            <text:p>2022-01-01T23:00:00</text:p>
          </table:table-cell>
          <table:table-cell table:formula="of:=ROUND([.C71]+10+RAND();2)" office:value-type="float" office:value="10.58" calcext:value-type="float">
            <text:p>10.5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2" calcext:value-type="date">
            <text:p>2022-01-02T00:00:00</text:p>
          </table:table-cell>
          <table:table-cell table:formula="of:=ROUND([.C72]+10+RAND();2)" office:value-type="float" office:value="10.28" calcext:value-type="float">
            <text:p>10.2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2" calcext:value-type="date">
            <text:p>2022-01-02T00:00:00</text:p>
          </table:table-cell>
          <table:table-cell table:formula="of:=ROUND([.C73]+10+RAND();2)" office:value-type="float" office:value="10.51" calcext:value-type="float">
            <text:p>10.5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table:number-columns-repeated="2" office:value-type="date" office:date-value="2022-01-01" calcext:value-type="date">
            <text:p>2022-01-01T00:00:00</text:p>
          </table:table-cell>
          <table:table-cell office:value-type="float" office:value="104.73" calcext:value-type="float">
            <text:p>104.7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1:00:00" calcext:value-type="date">
            <text:p>2022-01-01T01:00:00</text:p>
          </table:table-cell>
          <table:table-cell office:value-type="float" office:value="101.85" calcext:value-type="float">
            <text:p>101.8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2:00:00" calcext:value-type="date">
            <text:p>2022-01-01T02:00:00</text:p>
          </table:table-cell>
          <table:table-cell office:value-type="float" office:value="102.17" calcext:value-type="float">
            <text:p>102.1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3:00:00" calcext:value-type="date">
            <text:p>2022-01-01T03:00:00</text:p>
          </table:table-cell>
          <table:table-cell office:value-type="float" office:value="124.26" calcext:value-type="float">
            <text:p>124.2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4:00:00" calcext:value-type="date">
            <text:p>2022-01-01T04:00:00</text:p>
          </table:table-cell>
          <table:table-cell office:value-type="float" office:value="144.84" calcext:value-type="float">
            <text:p>144.8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5:00:00" calcext:value-type="date">
            <text:p>2022-01-01T05:00:00</text:p>
          </table:table-cell>
          <table:table-cell office:value-type="float" office:value="161.96" calcext:value-type="float">
            <text:p>161.9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6:00:00" calcext:value-type="date">
            <text:p>2022-01-01T06:00:00</text:p>
          </table:table-cell>
          <table:table-cell office:value-type="float" office:value="180.98" calcext:value-type="float">
            <text:p>180.9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7:00:00" calcext:value-type="date">
            <text:p>2022-01-01T07:00:00</text:p>
          </table:table-cell>
          <table:table-cell office:value-type="float" office:value="182.85" calcext:value-type="float">
            <text:p>182.8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8:00:00" calcext:value-type="date">
            <text:p>2022-01-01T08:00:00</text:p>
          </table:table-cell>
          <table:table-cell office:value-type="float" office:value="174.09" calcext:value-type="float">
            <text:p>174.0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9:00:00" calcext:value-type="date">
            <text:p>2022-01-01T09:00:00</text:p>
          </table:table-cell>
          <table:table-cell office:value-type="float" office:value="160.43" calcext:value-type="float">
            <text:p>160.4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0:00:00" calcext:value-type="date">
            <text:p>2022-01-01T10:00:00</text:p>
          </table:table-cell>
          <table:table-cell office:value-type="float" office:value="150.57" calcext:value-type="float">
            <text:p>150.5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1:00:00" calcext:value-type="date">
            <text:p>2022-01-01T11:00:00</text:p>
          </table:table-cell>
          <table:table-cell office:value-type="float" office:value="143.71" calcext:value-type="float">
            <text:p>143.7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2:00:00" calcext:value-type="date">
            <text:p>2022-01-01T12:00:00</text:p>
          </table:table-cell>
          <table:table-cell office:value-type="float" office:value="131.49" calcext:value-type="float">
            <text:p>131.4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3:00:00" calcext:value-type="date">
            <text:p>2022-01-01T13:00:00</text:p>
          </table:table-cell>
          <table:table-cell office:value-type="float" office:value="124.92" calcext:value-type="float">
            <text:p>124.9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4:00:00" calcext:value-type="date">
            <text:p>2022-01-01T14:00:00</text:p>
          </table:table-cell>
          <table:table-cell office:value-type="float" office:value="114.82" calcext:value-type="float">
            <text:p>114.8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5:00:00" calcext:value-type="date">
            <text:p>2022-01-01T15:00:00</text:p>
          </table:table-cell>
          <table:table-cell office:value-type="float" office:value="102.98" calcext:value-type="float">
            <text:p>102.9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6:00:00" calcext:value-type="date">
            <text:p>2022-01-01T16:00:00</text:p>
          </table:table-cell>
          <table:table-cell office:value-type="float" office:value="91.87" calcext:value-type="float">
            <text:p>91.8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7:00:00" calcext:value-type="date">
            <text:p>2022-01-01T17:00:00</text:p>
          </table:table-cell>
          <table:table-cell office:value-type="float" office:value="82.85" calcext:value-type="float">
            <text:p>82.8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8:00:00" calcext:value-type="date">
            <text:p>2022-01-01T18:00:00</text:p>
          </table:table-cell>
          <table:table-cell office:value-type="float" office:value="72.22" calcext:value-type="float">
            <text:p>72.2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9:00:00" calcext:value-type="date">
            <text:p>2022-01-01T19:00:00</text:p>
          </table:table-cell>
          <table:table-cell office:value-type="float" office:value="61.57" calcext:value-type="float">
            <text:p>61.5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0:00:00" calcext:value-type="date">
            <text:p>2022-01-01T20:00:00</text:p>
          </table:table-cell>
          <table:table-cell office:value-type="float" office:value="51.62" calcext:value-type="float">
            <text:p>51.6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1:00:00" calcext:value-type="date">
            <text:p>2022-01-01T21:00:00</text:p>
          </table:table-cell>
          <table:table-cell office:value-type="float" office:value="40.86" calcext:value-type="float">
            <text:p>40.8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2:00:00" calcext:value-type="date">
            <text:p>2022-01-01T22:00:00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3:00:00" calcext:value-type="date">
            <text:p>2022-01-01T23:00:00</text:p>
          </table:table-cell>
          <table:table-cell office:value-type="float" office:value="21.14" calcext:value-type="float">
            <text:p>21.1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table:number-columns-repeated="2" office:value-type="date" office:date-value="2022-01-01T01:00:00" calcext:value-type="date">
            <text:p>2022-01-01T01:00:00</text:p>
          </table:table-cell>
          <table:table-cell office:value-type="float" office:value="101.35" calcext:value-type="float">
            <text:p>101.3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2:00:00" calcext:value-type="date">
            <text:p>2022-01-01T02:00:00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3:00:00" calcext:value-type="date">
            <text:p>2022-01-01T03:00:00</text:p>
          </table:table-cell>
          <table:table-cell office:value-type="float" office:value="121.52" calcext:value-type="float">
            <text:p>121.5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4:00:00" calcext:value-type="date">
            <text:p>2022-01-01T04:00:00</text:p>
          </table:table-cell>
          <table:table-cell office:value-type="float" office:value="140.05" calcext:value-type="float">
            <text:p>140.0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5:00:00" calcext:value-type="date">
            <text:p>2022-01-01T05:00:00</text:p>
          </table:table-cell>
          <table:table-cell office:value-type="float" office:value="160.03" calcext:value-type="float">
            <text:p>160.0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6:00:00" calcext:value-type="date">
            <text:p>2022-01-01T06:00:00</text:p>
          </table:table-cell>
          <table:table-cell office:value-type="float" office:value="182.75" calcext:value-type="float">
            <text:p>182.7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7:00:00" calcext:value-type="date">
            <text:p>2022-01-01T07:00:00</text:p>
          </table:table-cell>
          <table:table-cell office:value-type="float" office:value="183.1" calcext:value-type="float">
            <text:p>183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8:00:00" calcext:value-type="date">
            <text:p>2022-01-01T08:00:00</text:p>
          </table:table-cell>
          <table:table-cell office:value-type="float" office:value="174.93" calcext:value-type="float">
            <text:p>174.9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9:00:00" calcext:value-type="date">
            <text:p>2022-01-01T09:00:00</text:p>
          </table:table-cell>
          <table:table-cell office:value-type="float" office:value="160.29" calcext:value-type="float">
            <text:p>160.2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0:00:00" calcext:value-type="date">
            <text:p>2022-01-01T10:00:00</text:p>
          </table:table-cell>
          <table:table-cell office:value-type="float" office:value="154.23" calcext:value-type="float">
            <text:p>154.2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1:00:00" calcext:value-type="date">
            <text:p>2022-01-01T11:00:00</text:p>
          </table:table-cell>
          <table:table-cell office:value-type="float" office:value="144.06" calcext:value-type="float">
            <text:p>144.0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2:00:00" calcext:value-type="date">
            <text:p>2022-01-01T12:00:0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3:00:00" calcext:value-type="date">
            <text:p>2022-01-01T13:00:00</text:p>
          </table:table-cell>
          <table:table-cell office:value-type="float" office:value="120.71" calcext:value-type="float">
            <text:p>120.7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4:00:00" calcext:value-type="date">
            <text:p>2022-01-01T14:00:00</text:p>
          </table:table-cell>
          <table:table-cell office:value-type="float" office:value="113.51" calcext:value-type="float">
            <text:p>113.5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5:00:00" calcext:value-type="date">
            <text:p>2022-01-01T15:00:00</text:p>
          </table:table-cell>
          <table:table-cell office:value-type="float" office:value="101.62" calcext:value-type="float">
            <text:p>101.6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6:00:00" calcext:value-type="date">
            <text:p>2022-01-01T16:00:00</text:p>
          </table:table-cell>
          <table:table-cell office:value-type="float" office:value="90.91" calcext:value-type="float">
            <text:p>90.9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7:00:00" calcext:value-type="date">
            <text:p>2022-01-01T17:00:0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8:00:00" calcext:value-type="date">
            <text:p>2022-01-01T18:00:00</text:p>
          </table:table-cell>
          <table:table-cell office:value-type="float" office:value="71.92" calcext:value-type="float">
            <text:p>71.9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9:00:00" calcext:value-type="date">
            <text:p>2022-01-01T19:00:00</text:p>
          </table:table-cell>
          <table:table-cell office:value-type="float" office:value="61.24" calcext:value-type="float">
            <text:p>61.2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0:00:00" calcext:value-type="date">
            <text:p>2022-01-01T20:00:00</text:p>
          </table:table-cell>
          <table:table-cell office:value-type="float" office:value="54.42" calcext:value-type="float">
            <text:p>54.4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1:00:00" calcext:value-type="date">
            <text:p>2022-01-01T21:00:00</text:p>
          </table:table-cell>
          <table:table-cell office:value-type="float" office:value="40.04" calcext:value-type="float">
            <text:p>40.0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2:00:00" calcext:value-type="date">
            <text:p>2022-01-01T22:00:00</text:p>
          </table:table-cell>
          <table:table-cell office:value-type="float" office:value="32.42" calcext:value-type="float">
            <text:p>32.4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3:00:00" calcext:value-type="date">
            <text:p>2022-01-01T23:00:00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2" calcext:value-type="date">
            <text:p>2022-01-02T00:00:00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table:number-columns-repeated="2" office:value-type="date" office:date-value="2022-01-01T02:00:00" calcext:value-type="date">
            <text:p>2022-01-01T02:00:00</text:p>
          </table:table-cell>
          <table:table-cell office:value-type="float" office:value="103.2" calcext:value-type="float">
            <text:p>103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3:00:00" calcext:value-type="date">
            <text:p>2022-01-01T03:00:00</text:p>
          </table:table-cell>
          <table:table-cell office:value-type="float" office:value="122.72" calcext:value-type="float">
            <text:p>122.7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4:00:00" calcext:value-type="date">
            <text:p>2022-01-01T04:00:00</text:p>
          </table:table-cell>
          <table:table-cell office:value-type="float" office:value="143.48" calcext:value-type="float">
            <text:p>143.4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5:00:00" calcext:value-type="date">
            <text:p>2022-01-01T05:00:00</text:p>
          </table:table-cell>
          <table:table-cell office:value-type="float" office:value="164.79" calcext:value-type="float">
            <text:p>164.7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6:00:00" calcext:value-type="date">
            <text:p>2022-01-01T06:00:00</text:p>
          </table:table-cell>
          <table:table-cell office:value-type="float" office:value="181.71" calcext:value-type="float">
            <text:p>181.7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7:00:00" calcext:value-type="date">
            <text:p>2022-01-01T07:00:00</text:p>
          </table:table-cell>
          <table:table-cell office:value-type="float" office:value="181.34" calcext:value-type="float">
            <text:p>181.3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8:00:00" calcext:value-type="date">
            <text:p>2022-01-01T08:00:00</text:p>
          </table:table-cell>
          <table:table-cell office:value-type="float" office:value="174.04" calcext:value-type="float">
            <text:p>174.0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9:00:00" calcext:value-type="date">
            <text:p>2022-01-01T09:00:00</text:p>
          </table:table-cell>
          <table:table-cell office:value-type="float" office:value="164.62" calcext:value-type="float">
            <text:p>164.6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0:00:00" calcext:value-type="date">
            <text:p>2022-01-01T10:00:00</text:p>
          </table:table-cell>
          <table:table-cell office:value-type="float" office:value="152.37" calcext:value-type="float">
            <text:p>152.3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1:00:00" calcext:value-type="date">
            <text:p>2022-01-01T11:00:00</text:p>
          </table:table-cell>
          <table:table-cell office:value-type="float" office:value="142.68" calcext:value-type="float">
            <text:p>142.6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2:00:00" calcext:value-type="date">
            <text:p>2022-01-01T12:00:00</text:p>
          </table:table-cell>
          <table:table-cell office:value-type="float" office:value="133.06" calcext:value-type="float">
            <text:p>133.0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3:00:00" calcext:value-type="date">
            <text:p>2022-01-01T13:00:00</text:p>
          </table:table-cell>
          <table:table-cell office:value-type="float" office:value="123.38" calcext:value-type="float">
            <text:p>123.3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4:00:00" calcext:value-type="date">
            <text:p>2022-01-01T14:00:00</text:p>
          </table:table-cell>
          <table:table-cell office:value-type="float" office:value="111.95" calcext:value-type="float">
            <text:p>111.9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5:00:00" calcext:value-type="date">
            <text:p>2022-01-01T15:00:00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6:00:00" calcext:value-type="date">
            <text:p>2022-01-01T16:00:00</text:p>
          </table:table-cell>
          <table:table-cell office:value-type="float" office:value="93.15" calcext:value-type="float">
            <text:p>93.1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7:00:00" calcext:value-type="date">
            <text:p>2022-01-01T17:00:00</text:p>
          </table:table-cell>
          <table:table-cell office:value-type="float" office:value="81.19" calcext:value-type="float">
            <text:p>81.1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8:00:00" calcext:value-type="date">
            <text:p>2022-01-01T18:00:00</text:p>
          </table:table-cell>
          <table:table-cell office:value-type="float" office:value="74.88" calcext:value-type="float">
            <text:p>74.8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9:00:00" calcext:value-type="date">
            <text:p>2022-01-01T19:00:00</text:p>
          </table:table-cell>
          <table:table-cell office:value-type="float" office:value="61.58" calcext:value-type="float">
            <text:p>61.5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0:00:00" calcext:value-type="date">
            <text:p>2022-01-01T20:00: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1:00:00" calcext:value-type="date">
            <text:p>2022-01-01T21:00:00</text:p>
          </table:table-cell>
          <table:table-cell office:value-type="float" office:value="42.23" calcext:value-type="float">
            <text:p>42.2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2:00:00" calcext:value-type="date">
            <text:p>2022-01-01T22:00:00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3:00:00" calcext:value-type="date">
            <text:p>2022-01-01T23:00:00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2" calcext:value-type="date">
            <text:p>2022-01-02T00:00:00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2" calcext:value-type="date">
            <text:p>2022-01-02T00:00:00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</table:table>
      <table:table table:name="short_obs" table:style-name="ta1">
        <table:table-column table:style-name="co7" table:default-cell-style-name="Default"/>
        <table:table-column table:style-name="co2" table:default-cell-style-name="ce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ference_time</text:p>
          </table:table-cell>
          <table:table-cell table:style-name="Default" office:value-type="string" calcext:value-type="string">
            <text:p>value_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measurement_uni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location_id</text:p>
          </table:table-cell>
        </table:table-row>
        <table:table-row table:style-name="ro1">
          <table:table-cell table:style-name="ce1"/>
          <table:table-cell office:value-type="date" office:date-value="2022-01-01" calcext:value-type="date">
            <text:p>2022-01-01T00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1:00:00" calcext:value-type="date">
            <text:p>2022-01-01T01:00: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2:00:00" calcext:value-type="date">
            <text:p>2022-01-01T02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3:00:00" calcext:value-type="date">
            <text:p>2022-01-01T03:00: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4:00:00" calcext:value-type="date">
            <text:p>2022-01-01T04:00: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5:00:00" calcext:value-type="date">
            <text:p>2022-01-01T05:00: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6:00:00" calcext:value-type="date">
            <text:p>2022-01-01T06:00: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7:00:00" calcext:value-type="date">
            <text:p>2022-01-01T07:00:0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8:00:00" calcext:value-type="date">
            <text:p>2022-01-01T08:00: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9:00:00" calcext:value-type="date">
            <text:p>2022-01-01T09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0:00:00" calcext:value-type="date">
            <text:p>2022-01-01T10:00:0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1:00:00" calcext:value-type="date">
            <text:p>2022-01-01T11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2:00:00" calcext:value-type="date">
            <text:p>2022-01-01T12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3:00:00" calcext:value-type="date">
            <text:p>2022-01-01T13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4:00:00" calcext:value-type="date">
            <text:p>2022-01-01T14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5:00:00" calcext:value-type="date">
            <text:p>2022-01-01T15: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6:00:00" calcext:value-type="date">
            <text:p>2022-01-01T16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7:00:00" calcext:value-type="date">
            <text:p>2022-01-01T17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8:00:00" calcext:value-type="date">
            <text:p>2022-01-01T18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9:00:00" calcext:value-type="date">
            <text:p>2022-01-01T19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20:00:00" calcext:value-type="date">
            <text:p>2022-01-01T20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21:00:00" calcext:value-type="date">
            <text:p>2022-01-01T21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22:00:00" calcext:value-type="date">
            <text:p>2022-01-01T22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23:00:00" calcext:value-type="date">
            <text:p>2022-01-01T23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2" calcext:value-type="date">
            <text:p>2022-01-02T00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2" calcext:value-type="date">
            <text:p>2022-01-02T00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 table:style-name="ce1"/>
          <table:table-cell office:value-type="date" office:date-value="2022-01-01" calcext:value-type="date">
            <text:p>2022-01-01T00:00:00</text:p>
          </table:table-cell>
          <table:table-cell table:formula="of:=[.C2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1:00:00" calcext:value-type="date">
            <text:p>2022-01-01T01:00:00</text:p>
          </table:table-cell>
          <table:table-cell table:formula="of:=[.C3]+10" office:value-type="float" office:value="11.1" calcext:value-type="float">
            <text:p>11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2:00:00" calcext:value-type="date">
            <text:p>2022-01-01T02:00:00</text:p>
          </table:table-cell>
          <table:table-cell table:formula="of:=[.C4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3:00:00" calcext:value-type="date">
            <text:p>2022-01-01T03:00:00</text:p>
          </table:table-cell>
          <table:table-cell table:formula="of:=[.C5]+10" office:value-type="float" office:value="10.2" calcext:value-type="float">
            <text:p>10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4:00:00" calcext:value-type="date">
            <text:p>2022-01-01T04:00:00</text:p>
          </table:table-cell>
          <table:table-cell table:formula="of:=[.C6]+10" office:value-type="float" office:value="10.3" calcext:value-type="float">
            <text:p>10.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5:00:00" calcext:value-type="date">
            <text:p>2022-01-01T05:00:00</text:p>
          </table:table-cell>
          <table:table-cell table:formula="of:=[.C7]+10" office:value-type="float" office:value="10.4" calcext:value-type="float">
            <text:p>10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6:00:00" calcext:value-type="date">
            <text:p>2022-01-01T06:00:00</text:p>
          </table:table-cell>
          <table:table-cell table:formula="of:=[.C8]+10" office:value-type="float" office:value="10.5" calcext:value-type="float">
            <text:p>10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7:00:00" calcext:value-type="date">
            <text:p>2022-01-01T07:00:00</text:p>
          </table:table-cell>
          <table:table-cell table:formula="of:=[.C9]+10" office:value-type="float" office:value="10.6" calcext:value-type="float">
            <text:p>1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8:00:00" calcext:value-type="date">
            <text:p>2022-01-01T08:00:00</text:p>
          </table:table-cell>
          <table:table-cell table:formula="of:=[.C10]+10" office:value-type="float" office:value="10.7" calcext:value-type="float">
            <text:p>1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9:00:00" calcext:value-type="date">
            <text:p>2022-01-01T09:00:00</text:p>
          </table:table-cell>
          <table:table-cell table:formula="of:=[.C11]+10" office:value-type="float" office:value="10.8" calcext:value-type="float">
            <text:p>1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0:00:00" calcext:value-type="date">
            <text:p>2022-01-01T10:00:00</text:p>
          </table:table-cell>
          <table:table-cell table:formula="of:=[.C12]+10" office:value-type="float" office:value="10.9" calcext:value-type="float">
            <text:p>10.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1:00:00" calcext:value-type="date">
            <text:p>2022-01-01T11:00:00</text:p>
          </table:table-cell>
          <table:table-cell table:formula="of:=[.C13]+10" office:value-type="float" office:value="11" calcext:value-type="float">
            <text:p>1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2:00:00" calcext:value-type="date">
            <text:p>2022-01-01T12:00:00</text:p>
          </table:table-cell>
          <table:table-cell table:formula="of:=[.C14]+10" office:value-type="float" office:value="12" calcext:value-type="float">
            <text:p>1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3:00:00" calcext:value-type="date">
            <text:p>2022-01-01T13:00:00</text:p>
          </table:table-cell>
          <table:table-cell table:formula="of:=[.C15]+10" office:value-type="float" office:value="13" calcext:value-type="float">
            <text:p>1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4:00:00" calcext:value-type="date">
            <text:p>2022-01-01T14:00:00</text:p>
          </table:table-cell>
          <table:table-cell table:formula="of:=[.C16]+10" office:value-type="float" office:value="14" calcext:value-type="float">
            <text:p>1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5:00:00" calcext:value-type="date">
            <text:p>2022-01-01T15:00:00</text:p>
          </table:table-cell>
          <table:table-cell table:formula="of:=[.C17]+10" office:value-type="float" office:value="15" calcext:value-type="float">
            <text:p>1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6:00:00" calcext:value-type="date">
            <text:p>2022-01-01T16:00:00</text:p>
          </table:table-cell>
          <table:table-cell table:formula="of:=[.C18]+10" office:value-type="float" office:value="14" calcext:value-type="float">
            <text:p>1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7:00:00" calcext:value-type="date">
            <text:p>2022-01-01T17:00:00</text:p>
          </table:table-cell>
          <table:table-cell table:formula="of:=[.C19]+10" office:value-type="float" office:value="13" calcext:value-type="float">
            <text:p>1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8:00:00" calcext:value-type="date">
            <text:p>2022-01-01T18:00:00</text:p>
          </table:table-cell>
          <table:table-cell table:formula="of:=[.C20]+10" office:value-type="float" office:value="12" calcext:value-type="float">
            <text:p>1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9:00:00" calcext:value-type="date">
            <text:p>2022-01-01T19:00:00</text:p>
          </table:table-cell>
          <table:table-cell table:formula="of:=[.C21]+10" office:value-type="float" office:value="11" calcext:value-type="float">
            <text:p>1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20:00:00" calcext:value-type="date">
            <text:p>2022-01-01T20:00:00</text:p>
          </table:table-cell>
          <table:table-cell table:formula="of:=[.C22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21:00:00" calcext:value-type="date">
            <text:p>2022-01-01T21:00:00</text:p>
          </table:table-cell>
          <table:table-cell table:formula="of:=[.C23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22:00:00" calcext:value-type="date">
            <text:p>2022-01-01T22:00:00</text:p>
          </table:table-cell>
          <table:table-cell table:formula="of:=[.C24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23:00:00" calcext:value-type="date">
            <text:p>2022-01-01T23:00:00</text:p>
          </table:table-cell>
          <table:table-cell table:formula="of:=[.C25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2" calcext:value-type="date">
            <text:p>2022-01-02T00:00:00</text:p>
          </table:table-cell>
          <table:table-cell table:formula="of:=[.C26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2" calcext:value-type="date">
            <text:p>2022-01-02T00:00:00</text:p>
          </table:table-cell>
          <table:table-cell table:formula="of:=[.C27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 table:style-name="ce1"/>
          <table:table-cell office:value-type="date" office:date-value="2022-01-01" calcext:value-type="date">
            <text:p>2022-01-01T00:00: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1:00:00" calcext:value-type="date">
            <text:p>2022-01-01T01:00: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2:00:00" calcext:value-type="date">
            <text:p>2022-01-01T02:00: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3:00:00" calcext:value-type="date">
            <text:p>2022-01-01T03:00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4:00:00" calcext:value-type="date">
            <text:p>2022-01-01T04:00: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5:00:00" calcext:value-type="date">
            <text:p>2022-01-01T05:00: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6:00:00" calcext:value-type="date">
            <text:p>2022-01-01T06:00: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7:00:00" calcext:value-type="date">
            <text:p>2022-01-01T07:00: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8:00:00" calcext:value-type="date">
            <text:p>2022-01-01T08:00:0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9:00:00" calcext:value-type="date">
            <text:p>2022-01-01T09:00: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0:00:00" calcext:value-type="date">
            <text:p>2022-01-01T10:00: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1:00:00" calcext:value-type="date">
            <text:p>2022-01-01T11:00: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2:00:00" calcext:value-type="date">
            <text:p>2022-01-01T12:00: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3:00:00" calcext:value-type="date">
            <text:p>2022-01-01T13:00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4:00:00" calcext:value-type="date">
            <text:p>2022-01-01T14:00: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5:00:00" calcext:value-type="date">
            <text:p>2022-01-01T15:00: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6:00:00" calcext:value-type="date">
            <text:p>2022-01-01T16:00: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7:00:00" calcext:value-type="date">
            <text:p>2022-01-01T17:00: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8:00:00" calcext:value-type="date">
            <text:p>2022-01-01T18:00: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9:00:00" calcext:value-type="date">
            <text:p>2022-01-01T19:00: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20:00:00" calcext:value-type="date">
            <text:p>2022-01-01T20:00: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21:00:00" calcext:value-type="date">
            <text:p>2022-01-01T21:00: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22:00:00" calcext:value-type="date">
            <text:p>2022-01-01T22:0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23:00:00" calcext:value-type="date">
            <text:p>2022-01-01T23:00: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2" calcext:value-type="date">
            <text:p>2022-01-02T00: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2" calcext:value-type="date">
            <text:p>2022-01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</table:table>
      <table:table table:name="crosswalk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rimary_location_id</text:p>
          </table:table-cell>
          <table:table-cell office:value-type="string" calcext:value-type="string">
            <text:p>secondary_location_id</text:p>
          </table:table-cell>
        </table:table-row>
        <table:table-row table:style-name="ro1">
          <table:table-cell office:value-type="string" calcext:value-type="string">
            <text:p>gage-A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string" calcext:value-type="string">
            <text:p>gage-B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string" calcext:value-type="string">
            <text:p>gage-C</text:p>
          </table:table-cell>
          <table:table-cell office:value-type="string" calcext:value-type="string">
            <text:p>fcst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08:18:18.139499196</meta:creation-date>
    <dc:date>2023-04-13T18:07:59.098198928</dc:date>
    <meta:editing-duration>PT30M59S</meta:editing-duration>
    <meta:editing-cycles>8</meta:editing-cycles>
    <meta:generator>LibreOffice/7.3.7.2$Linux_X86_64 LibreOffice_project/30$Build-2</meta:generator>
    <meta:document-statistic meta:table-count="3" meta:cell-count="2002" meta:object-count="0"/>
  </office:meta>
</office:document-meta>
</file>